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4806in" table:align="margins"/>
    </style:style>
    <style:style style:name="Таблица1.A" style:family="table-column">
      <style:table-column-properties style:column-width="0.5021in" style:rel-column-width="723*"/>
    </style:style>
    <style:style style:name="Таблица1.B" style:family="table-column">
      <style:table-column-properties style:column-width="0.2431in" style:rel-column-width="350*"/>
    </style:style>
    <style:style style:name="Таблица1.C" style:family="table-column">
      <style:table-column-properties style:column-width="4.2389in" style:rel-column-width="6104*"/>
    </style:style>
    <style:style style:name="Таблица1.D" style:family="table-column">
      <style:table-column-properties style:column-width="1.2729in" style:rel-column-width="1833*"/>
    </style:style>
    <style:style style:name="Таблица1.E" style:family="table-column">
      <style:table-column-properties style:column-width="1.2236in" style:rel-column-width="1762*"/>
    </style:style>
    <style:style style:name="Таблица1.1" style:family="table-row">
      <style:table-row-properties style:min-row-height="0.0757in"/>
    </style:style>
    <style:style style:name="Таблица1.A1" style:family="table-cell">
      <style:table-cell-properties fo:padding="0.0382in" fo:border="none"/>
    </style:style>
    <style:style style:name="Таблица1.2" style:family="table-row">
      <style:table-row-properties style:min-row-height="1.6139in"/>
    </style:style>
    <style:style style:name="Таблица1.4" style:family="table-row">
      <style:table-row-properties style:min-row-height="0.0431in"/>
    </style:style>
    <style:style style:name="Таблица1.5" style:family="table-row">
      <style:table-row-properties style:min-row-height="0.0215in"/>
    </style:style>
    <style:style style:name="Таблица1.11" style:family="table-row">
      <style:table-row-properties style:min-row-height="0.0771in"/>
    </style:style>
    <style:style style:name="Таблица1.12" style:family="table-row">
      <style:table-row-properties style:min-row-height="0.0826in"/>
    </style:style>
    <style:style style:name="Таблица1.16" style:family="table-row">
      <style:table-row-properties style:min-row-height="0.0563in"/>
    </style:style>
    <style:style style:name="P1" style:family="paragraph" style:parent-style-name="Standard">
      <style:paragraph-properties fo:line-height="100%"/>
      <style:text-properties style:font-name="Exo 2" fo:font-size="7pt" officeooo:rsid="009aa1ca" officeooo:paragraph-rsid="0109bc68" style:font-size-asian="7pt" style:font-size-complex="7pt"/>
    </style:style>
    <style:style style:name="P2" style:family="paragraph" style:parent-style-name="Standard">
      <style:paragraph-properties fo:line-height="100%"/>
      <style:text-properties style:font-name="Exo 2" fo:font-size="8pt" officeooo:rsid="00003802" officeooo:paragraph-rsid="0118076c" style:font-size-asian="8pt" style:font-size-complex="8pt"/>
    </style:style>
    <style:style style:name="P3" style:family="paragraph" style:parent-style-name="Standard">
      <style:paragraph-properties fo:line-height="100%"/>
      <style:text-properties fo:color="#111111" style:font-name="Exo 2" fo:font-size="7pt" fo:language="en" fo:country="US" officeooo:rsid="00003802" officeooo:paragraph-rsid="0109bc68" style:font-size-asian="7pt" style:font-size-complex="7pt"/>
    </style:style>
    <style:style style:name="P4" style:family="paragraph" style:parent-style-name="Standard">
      <style:paragraph-properties fo:line-height="100%"/>
      <style:text-properties fo:color="#111111" style:font-name="Exo 2" fo:font-size="7pt" fo:language="en" fo:country="US" officeooo:rsid="00f351e1" officeooo:paragraph-rsid="0109bc68" style:font-size-asian="7pt" style:font-size-complex="7pt"/>
    </style:style>
    <style:style style:name="P5" style:family="paragraph" style:parent-style-name="Standard">
      <style:paragraph-properties fo:line-height="100%"/>
      <style:text-properties officeooo:paragraph-rsid="0109bc68"/>
    </style:style>
    <style:style style:name="P6" style:family="paragraph" style:parent-style-name="Standard">
      <style:paragraph-properties fo:line-height="100%"/>
      <style:text-properties fo:color="#000000" style:font-name="Exo 2" fo:font-size="15pt" fo:language="en" fo:country="US" fo:font-weight="normal" officeooo:rsid="00003802" officeooo:paragraph-rsid="0021fd8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00%"/>
      <style:text-properties fo:color="#000000" style:font-name="Exo 2" fo:font-size="13pt" fo:language="en" fo:country="US" fo:font-weight="normal" officeooo:rsid="00003802" officeooo:paragraph-rsid="0021fd8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/>
      <style:text-properties fo:color="#000000" style:font-name="Exo 2" fo:font-size="13pt" fo:language="en" fo:country="US" fo:font-weight="normal" officeooo:rsid="00003802" officeooo:paragraph-rsid="0118076c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00%"/>
      <style:text-properties fo:color="#000000" style:font-name="Exo 2" fo:font-size="13pt" fo:language="en" fo:country="US" fo:font-weight="normal" officeooo:rsid="00003802" officeooo:paragraph-rsid="0168431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/>
      <style:text-properties fo:color="#000000" style:font-name="Exo 2" fo:font-size="13pt" fo:language="en" fo:country="US" officeooo:rsid="000914bf" officeooo:paragraph-rsid="00abcf33" style:font-size-asian="13pt" style:font-size-complex="13pt"/>
    </style:style>
    <style:style style:name="P11" style:family="paragraph" style:parent-style-name="Standard">
      <style:paragraph-properties fo:line-height="100%"/>
      <style:text-properties fo:color="#000000" style:font-name="Exo 2" fo:font-size="13pt" fo:language="en" fo:country="US" officeooo:rsid="003e9f7a" officeooo:paragraph-rsid="0109bc68" style:font-size-asian="13pt" style:font-size-complex="13pt"/>
    </style:style>
    <style:style style:name="P12" style:family="paragraph" style:parent-style-name="Standard">
      <style:paragraph-properties fo:line-height="100%"/>
      <style:text-properties fo:color="#000000" style:font-name="Exo 2" fo:font-size="13pt" fo:language="en" fo:country="US" officeooo:rsid="004780e4" officeooo:paragraph-rsid="0109bc68" style:font-size-asian="13pt" style:font-size-complex="13pt"/>
    </style:style>
    <style:style style:name="P13" style:family="paragraph" style:parent-style-name="Standard">
      <style:paragraph-properties fo:line-height="100%"/>
      <style:text-properties fo:color="#000000" style:font-name="Exo 2" fo:font-size="9pt" fo:language="en" fo:country="US" fo:font-weight="bold" officeooo:rsid="00a5b8be" officeooo:paragraph-rsid="00a5b8be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/>
      <style:text-properties fo:color="#000000" style:font-name="Exo 2" fo:font-size="9pt" fo:language="en" fo:country="US" fo:font-weight="bold" officeooo:rsid="00a5b8be" officeooo:paragraph-rsid="00a66a3b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/>
      <style:text-properties fo:color="#000000" style:font-name="Exo 2" fo:font-size="9pt" fo:language="en" fo:country="US" officeooo:rsid="00003802" officeooo:paragraph-rsid="00a3a776" style:font-size-asian="9pt" style:font-size-complex="9pt"/>
    </style:style>
    <style:style style:name="P16" style:family="paragraph" style:parent-style-name="Standard">
      <style:paragraph-properties fo:line-height="100%"/>
      <style:text-properties fo:color="#000000" style:font-name="Exo 2" fo:font-size="9pt" fo:language="en" fo:country="US" officeooo:rsid="00003802" officeooo:paragraph-rsid="00a45edf" style:font-size-asian="9pt" style:font-size-complex="9pt"/>
    </style:style>
    <style:style style:name="P17" style:family="paragraph" style:parent-style-name="Standard">
      <style:paragraph-properties fo:line-height="100%"/>
      <style:text-properties fo:color="#000000" style:font-name="Exo 2" fo:font-size="9pt" fo:language="en" fo:country="US" officeooo:rsid="00003802" officeooo:paragraph-rsid="00a5b8be" style:font-size-asian="9pt" style:font-size-complex="9pt"/>
    </style:style>
    <style:style style:name="P18" style:family="paragraph" style:parent-style-name="Standard">
      <style:paragraph-properties fo:line-height="100%"/>
      <style:text-properties fo:color="#000000" style:font-name="Exo 2" fo:font-size="9pt" fo:language="en" fo:country="US" officeooo:rsid="00003802" officeooo:paragraph-rsid="0021fd80" style:font-size-asian="9pt" style:font-size-complex="9pt"/>
    </style:style>
    <style:style style:name="P19" style:family="paragraph" style:parent-style-name="Standard">
      <style:paragraph-properties fo:line-height="100%"/>
      <style:text-properties fo:color="#000000" style:font-name="Exo 2" fo:font-size="9pt" fo:language="en" fo:country="US" officeooo:rsid="00bffc9f" officeooo:paragraph-rsid="00bffc9f" style:font-size-asian="9pt" style:font-size-complex="9pt"/>
    </style:style>
    <style:style style:name="P20" style:family="paragraph" style:parent-style-name="Standard">
      <style:paragraph-properties fo:line-height="100%"/>
      <style:text-properties fo:color="#000000" style:font-name="Exo 2" fo:font-size="9pt" fo:language="en" fo:country="US" officeooo:rsid="00a6d22d" officeooo:paragraph-rsid="00a6d22d" style:font-size-asian="9pt" style:font-size-complex="9pt"/>
    </style:style>
    <style:style style:name="P21" style:family="paragraph" style:parent-style-name="Standard">
      <style:paragraph-properties fo:line-height="100%"/>
      <style:text-properties fo:color="#000000" style:font-name="Exo 2" fo:font-size="9pt" fo:language="en" fo:country="US" officeooo:rsid="00aeaf51" officeooo:paragraph-rsid="00aeaf51" style:font-size-asian="9pt" style:font-size-complex="9pt"/>
    </style:style>
    <style:style style:name="P22" style:family="paragraph" style:parent-style-name="Standard">
      <style:paragraph-properties fo:line-height="100%"/>
      <style:text-properties fo:color="#000000" style:font-name="Exo 2" fo:font-size="9pt" fo:language="en" fo:country="US" officeooo:rsid="00a3a776" officeooo:paragraph-rsid="00a3a776" style:font-size-asian="9pt" style:font-size-complex="9pt"/>
    </style:style>
    <style:style style:name="P23" style:family="paragraph" style:parent-style-name="Standard">
      <style:paragraph-properties fo:line-height="100%"/>
      <style:text-properties fo:color="#000000" style:font-name="Exo 2" fo:font-size="9pt" fo:language="en" fo:country="US" officeooo:rsid="00a3a776" officeooo:paragraph-rsid="00c44c40" style:font-size-asian="9pt" style:font-size-complex="9pt"/>
    </style:style>
    <style:style style:name="P24" style:family="paragraph" style:parent-style-name="Standard">
      <style:paragraph-properties fo:line-height="100%"/>
      <style:text-properties fo:color="#000000" style:font-name="Exo 2" fo:font-size="9pt" fo:language="en" fo:country="US" officeooo:rsid="00a3a776" officeooo:paragraph-rsid="015296c9" style:font-size-asian="9pt" style:font-size-complex="9pt"/>
    </style:style>
    <style:style style:name="P25" style:family="paragraph" style:parent-style-name="Standard">
      <style:paragraph-properties fo:line-height="100%"/>
      <style:text-properties fo:color="#000000" style:font-name="Exo 2" fo:font-size="9pt" fo:language="en" fo:country="US" officeooo:rsid="00e49aca" officeooo:paragraph-rsid="00e49aca" style:font-size-asian="9pt" style:font-size-complex="9pt"/>
    </style:style>
    <style:style style:name="P26" style:family="paragraph" style:parent-style-name="Standard">
      <style:paragraph-properties fo:line-height="100%"/>
      <style:text-properties fo:color="#000000" style:font-name="Exo 2" fo:font-size="9pt" fo:language="en" fo:country="US" officeooo:rsid="00c44c40" officeooo:paragraph-rsid="00c44c40" style:font-size-asian="9pt" style:font-size-complex="9pt"/>
    </style:style>
    <style:style style:name="P27" style:family="paragraph" style:parent-style-name="Standard">
      <style:paragraph-properties fo:line-height="100%"/>
      <style:text-properties fo:color="#000000" style:font-name="Exo 2" fo:font-size="9pt" fo:language="en" fo:country="US" officeooo:rsid="00a66a3b" officeooo:paragraph-rsid="00a66a3b" style:font-size-asian="9pt" style:font-size-complex="9pt"/>
    </style:style>
    <style:style style:name="P28" style:family="paragraph" style:parent-style-name="Standard">
      <style:paragraph-properties fo:line-height="100%"/>
      <style:text-properties fo:color="#000000" style:font-name="Exo 2" fo:font-size="9pt" fo:language="en" fo:country="US" fo:font-weight="normal" officeooo:rsid="00a66a3b" officeooo:paragraph-rsid="00a66a3b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00%"/>
      <style:text-properties fo:color="#000000" style:font-name="Exo 2" fo:font-size="9pt" fo:language="en" fo:country="US" fo:font-weight="normal" officeooo:rsid="017facef" officeooo:paragraph-rsid="017facef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00%"/>
      <style:text-properties fo:color="#000000" style:font-name="Exo 2" fo:font-size="10pt" fo:language="en" fo:country="US" fo:font-weight="normal" officeooo:rsid="00a3a776" officeooo:paragraph-rsid="00abcf3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/>
      <style:text-properties fo:color="#000000" style:font-name="Exo 2" fo:font-size="10pt" fo:language="en" fo:country="US" fo:font-weight="normal" officeooo:rsid="00003802" officeooo:paragraph-rsid="0021fd80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/>
      <style:text-properties fo:color="#000000" style:font-name="Exo 2" fo:font-size="11pt" fo:language="en" fo:country="US" fo:font-weight="normal" officeooo:rsid="00a82e44" officeooo:paragraph-rsid="00a82e4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line-height="100%"/>
      <style:text-properties fo:color="#000000" style:font-name="Exo 2" fo:font-size="11pt" fo:language="en" fo:country="US" fo:font-weight="normal" officeooo:rsid="00003802" officeooo:paragraph-rsid="0021fd8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100%"/>
      <style:text-properties fo:color="#000000" style:font-name="Exo 2" fo:font-size="11pt" fo:language="en" fo:country="US" officeooo:rsid="00003802" officeooo:paragraph-rsid="0021fd80" style:font-size-asian="11pt" style:font-size-complex="11pt"/>
    </style:style>
    <style:style style:name="P35" style:family="paragraph" style:parent-style-name="Standard">
      <style:paragraph-properties fo:line-height="100%"/>
      <style:text-properties fo:color="#000000" style:font-name="Exo 2" fo:font-size="8pt" fo:language="en" fo:country="US" officeooo:rsid="00003802" officeooo:paragraph-rsid="00003802" style:font-size-asian="8pt" style:font-size-complex="8pt"/>
    </style:style>
    <style:style style:name="P36" style:family="paragraph" style:parent-style-name="Standard">
      <style:paragraph-properties fo:line-height="100%"/>
      <style:text-properties fo:color="#000000" style:font-name="Exo 2" fo:font-size="7pt" fo:language="en" fo:country="US" officeooo:rsid="00003802" officeooo:paragraph-rsid="0109bc68" style:font-size-asian="7pt" style:font-size-complex="7pt"/>
    </style:style>
    <style:style style:name="P37" style:family="paragraph" style:parent-style-name="Standard">
      <style:paragraph-properties fo:line-height="100%"/>
      <style:text-properties fo:color="#000000" style:font-name="Exo 2" fo:font-size="7pt" fo:language="en" fo:country="US" officeooo:rsid="00f511cf" officeooo:paragraph-rsid="0118076c" style:font-size-asian="7pt" style:font-size-complex="7pt"/>
    </style:style>
    <style:style style:name="P38" style:family="paragraph" style:parent-style-name="Standard">
      <style:paragraph-properties fo:line-height="100%"/>
      <style:text-properties fo:color="#000000" style:font-name="Exo 2" fo:font-size="7pt" fo:language="en" fo:country="US" officeooo:rsid="01441bba" officeooo:paragraph-rsid="01441bba" style:font-size-asian="7pt" style:font-size-complex="7pt"/>
    </style:style>
    <style:style style:name="P39" style:family="paragraph" style:parent-style-name="Standard">
      <style:paragraph-properties fo:line-height="100%"/>
      <style:text-properties fo:color="#000000" style:font-name="Exo 2" fo:font-size="7pt" fo:language="en" fo:country="US" officeooo:rsid="00c914e5" officeooo:paragraph-rsid="00fd3ded" style:font-size-asian="7pt" style:font-size-complex="7pt"/>
    </style:style>
    <style:style style:name="P40" style:family="paragraph" style:parent-style-name="Standard">
      <style:paragraph-properties fo:line-height="100%"/>
      <style:text-properties fo:color="#000000" style:font-name="Exo 2" fo:font-size="7pt" fo:language="en" fo:country="US" fo:font-weight="normal" officeooo:rsid="00c914e5" officeooo:paragraph-rsid="00fd3ded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003802" officeooo:paragraph-rsid="0109bc68" style:font-size-asian="7pt" style:font-weight-asian="bold" style:font-size-complex="7pt" style:font-weight-complex="bold"/>
    </style:style>
    <style:style style:name="P42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b14798" officeooo:paragraph-rsid="0109bc68" style:font-size-asian="7pt" style:font-weight-asian="bold" style:font-size-complex="7pt" style:font-weight-complex="bold"/>
    </style:style>
    <style:style style:name="P43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41c183" officeooo:paragraph-rsid="0109bc68" style:font-size-asian="7pt" style:font-weight-asian="bold" style:font-size-complex="7pt" style:font-weight-complex="bold"/>
    </style:style>
    <style:style style:name="P44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f351e1" officeooo:paragraph-rsid="0109bc68" style:font-size-asian="7pt" style:font-weight-asian="bold" style:font-size-complex="7pt" style:font-weight-complex="bold"/>
    </style:style>
    <style:style style:name="P45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4780e4" officeooo:paragraph-rsid="0050aed8" style:font-size-asian="7pt" style:font-weight-asian="bold" style:font-size-complex="7pt" style:font-weight-complex="bold"/>
    </style:style>
    <style:style style:name="P46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4780e4" officeooo:paragraph-rsid="010cdb93" style:font-size-asian="7pt" style:font-weight-asian="bold" style:font-size-complex="7pt" style:font-weight-complex="bold"/>
    </style:style>
    <style:style style:name="P47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686c24" officeooo:paragraph-rsid="00686c24" style:font-size-asian="7pt" style:font-weight-asian="bold" style:font-size-complex="7pt" style:font-weight-complex="bold"/>
    </style:style>
    <style:style style:name="P48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47f531" officeooo:paragraph-rsid="0050aed8" style:font-size-asian="7pt" style:font-weight-asian="bold" style:font-size-complex="7pt" style:font-weight-complex="bold"/>
    </style:style>
    <style:style style:name="P49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564cbf" officeooo:paragraph-rsid="00564cbf" style:font-size-asian="7pt" style:font-weight-asian="bold" style:font-size-complex="7pt" style:font-weight-complex="bold"/>
    </style:style>
    <style:style style:name="P50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564cbf" officeooo:paragraph-rsid="0138ca55" style:font-size-asian="7pt" style:font-weight-asian="bold" style:font-size-complex="7pt" style:font-weight-complex="bold"/>
    </style:style>
    <style:style style:name="P51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ed24f4" officeooo:paragraph-rsid="0138ca55" style:font-size-asian="7pt" style:font-weight-asian="bold" style:font-size-complex="7pt" style:font-weight-complex="bold"/>
    </style:style>
    <style:style style:name="P52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ed24f4" officeooo:paragraph-rsid="00fd3ded" style:font-size-asian="7pt" style:font-weight-asian="bold" style:font-size-complex="7pt" style:font-weight-complex="bold"/>
    </style:style>
    <style:style style:name="P53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be4f5a" officeooo:paragraph-rsid="010cdb93" style:font-size-asian="7pt" style:font-weight-asian="bold" style:font-size-complex="7pt" style:font-weight-complex="bold"/>
    </style:style>
    <style:style style:name="P54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be4f5a" officeooo:paragraph-rsid="00fd3ded" style:font-size-asian="7pt" style:font-weight-asian="bold" style:font-size-complex="7pt" style:font-weight-complex="bold"/>
    </style:style>
    <style:style style:name="P55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c71a28" officeooo:paragraph-rsid="01379d96" style:font-size-asian="7pt" style:font-weight-asian="bold" style:font-size-complex="7pt" style:font-weight-complex="bold"/>
    </style:style>
    <style:style style:name="P56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c71a28" officeooo:paragraph-rsid="00fd3ded" style:font-size-asian="7pt" style:font-weight-asian="bold" style:font-size-complex="7pt" style:font-weight-complex="bold"/>
    </style:style>
    <style:style style:name="P57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f07a31" officeooo:paragraph-rsid="00fd3ded" style:font-size-asian="7pt" style:font-weight-asian="bold" style:font-size-complex="7pt" style:font-weight-complex="bold"/>
    </style:style>
    <style:style style:name="P58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f07a31" officeooo:paragraph-rsid="01379d96" style:font-size-asian="7pt" style:font-weight-asian="bold" style:font-size-complex="7pt" style:font-weight-complex="bold"/>
    </style:style>
    <style:style style:name="P59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e5e459" officeooo:paragraph-rsid="00fd3ded" style:font-size-asian="7pt" style:font-weight-asian="bold" style:font-size-complex="7pt" style:font-weight-complex="bold"/>
    </style:style>
    <style:style style:name="P60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e5e459" officeooo:paragraph-rsid="00fd3ded" style:font-size-asian="7pt" style:font-weight-asian="bold" style:font-size-complex="7pt" style:font-weight-complex="bold"/>
    </style:style>
    <style:style style:name="P61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0e71da1" officeooo:paragraph-rsid="00fd3ded" style:font-size-asian="7pt" style:font-weight-asian="bold" style:font-size-complex="7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0e71da1" officeooo:paragraph-rsid="00fd3ded" style:font-size-asian="7pt" style:font-weight-asian="bold" style:font-size-complex="7pt" style:font-weight-complex="bold"/>
    </style:style>
    <style:style style:name="P63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189c3a9" officeooo:paragraph-rsid="0189c3a9" style:font-size-asian="7pt" style:font-weight-asian="bold" style:font-size-complex="7pt" style:font-weight-complex="bold"/>
    </style:style>
    <style:style style:name="P64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89f15c" officeooo:paragraph-rsid="0189f15c" style:font-size-asian="7pt" style:font-weight-asian="bold" style:font-size-complex="7pt" style:font-weight-complex="bold"/>
    </style:style>
    <style:style style:name="P65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189f15c" officeooo:paragraph-rsid="0189f15c" style:font-size-asian="7pt" style:font-weight-asian="bold" style:font-size-complex="7pt" style:font-weight-complex="bold"/>
    </style:style>
    <style:style style:name="P66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18d7621" officeooo:paragraph-rsid="018d7621" style:font-size-asian="7pt" style:font-weight-asian="bold" style:font-size-complex="7pt" style:font-weight-complex="bold"/>
    </style:style>
    <style:style style:name="P67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90e3ed" officeooo:paragraph-rsid="0190e3ed" style:font-size-asian="7pt" style:font-weight-asian="bold" style:font-size-complex="7pt" style:font-weight-complex="bold"/>
    </style:style>
    <style:style style:name="P68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190e3ed" officeooo:paragraph-rsid="0190e3ed" style:font-size-asian="7pt" style:font-weight-asian="bold" style:font-size-complex="7pt" style:font-weight-complex="bold"/>
    </style:style>
    <style:style style:name="P69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93b467" officeooo:paragraph-rsid="0193b467" style:font-size-asian="7pt" style:font-weight-asian="bold" style:font-size-complex="7pt" style:font-weight-complex="bold"/>
    </style:style>
    <style:style style:name="P70" style:family="paragraph" style:parent-style-name="Standard">
      <style:paragraph-properties fo:line-height="100%" fo:text-align="end" style:justify-single-word="false"/>
      <style:text-properties fo:color="#000000" style:font-name="Exo 2" fo:font-size="7pt" fo:language="en" fo:country="US" fo:font-weight="bold" officeooo:rsid="0193b467" officeooo:paragraph-rsid="0193b467" style:font-size-asian="7pt" style:font-weight-asian="bold" style:font-size-complex="7pt" style:font-weight-complex="bold"/>
    </style:style>
    <style:style style:name="P71" style:family="paragraph" style:parent-style-name="Standard">
      <style:paragraph-properties fo:line-height="100%" fo:text-align="end" style:justify-single-word="false"/>
      <style:text-properties fo:color="#000000" style:font-name="Exo 2" fo:font-size="21pt" fo:language="en" fo:country="US" fo:font-weight="normal" officeooo:rsid="00003802" officeooo:paragraph-rsid="001f0b4f" style:font-size-asian="21pt" style:font-weight-asian="normal" style:font-size-complex="21pt" style:font-weight-complex="normal"/>
    </style:style>
    <style:style style:name="P72" style:family="paragraph" style:parent-style-name="Standard">
      <style:paragraph-properties fo:line-height="100%" fo:text-align="end" style:justify-single-word="false"/>
      <style:text-properties fo:color="#000000" style:font-name="Exo 2" fo:font-size="14pt" fo:language="en" fo:country="US" fo:font-weight="normal" officeooo:rsid="00003802" officeooo:paragraph-rsid="00256e49" style:font-size-asian="14pt" style:font-weight-asian="normal" style:font-size-complex="14pt" style:font-weight-complex="normal"/>
    </style:style>
    <style:style style:name="P73" style:family="paragraph" style:parent-style-name="Table_20_Contents">
      <style:text-properties fo:color="#000000" style:font-name="Exo 2" fo:font-size="7pt" fo:language="en" fo:country="US" fo:font-weight="bold" officeooo:rsid="0112f343" officeooo:paragraph-rsid="0112f343" style:font-size-asian="6.09999990463257pt" style:font-weight-asian="bold" style:font-size-complex="7pt" style:font-weight-complex="bold"/>
    </style:style>
    <style:style style:name="P74" style:family="paragraph" style:parent-style-name="Table_20_Contents">
      <style:text-properties fo:color="#000000" style:font-name="Exo 2" fo:font-size="7pt" fo:language="en" fo:country="US" fo:font-weight="bold" officeooo:rsid="0112f343" officeooo:paragraph-rsid="014b6782" style:font-size-asian="6.09999990463257pt" style:font-weight-asian="bold" style:font-size-complex="7pt" style:font-weight-complex="bold"/>
    </style:style>
    <style:style style:name="P75" style:family="paragraph" style:parent-style-name="Table_20_Contents">
      <style:text-properties fo:color="#000000" style:font-name="Exo 2" fo:font-size="7pt" fo:language="en" fo:country="US" officeooo:rsid="0112f343" officeooo:paragraph-rsid="0112f343" style:font-size-asian="6.09999990463257pt" style:font-size-complex="7pt"/>
    </style:style>
    <style:style style:name="P76" style:family="paragraph" style:parent-style-name="Standard">
      <style:paragraph-properties fo:line-height="100%"/>
      <style:text-properties fo:color="#000000" style:font-name="Exo 2" fo:font-size="9pt" fo:language="en" fo:country="US" officeooo:rsid="00a5b8be" officeooo:paragraph-rsid="00a66a3b" style:font-size-asian="9pt" style:font-size-complex="9pt"/>
    </style:style>
    <style:style style:name="P77" style:family="paragraph" style:parent-style-name="Standard">
      <style:paragraph-properties fo:line-height="100%"/>
      <style:text-properties fo:color="#000000" style:font-name="Exo 2" fo:font-size="9pt" fo:language="en" fo:country="US" officeooo:rsid="00a5b8be" officeooo:paragraph-rsid="00a5b8be" style:font-size-asian="9pt" style:font-size-complex="9pt"/>
    </style:style>
    <style:style style:name="P78" style:family="paragraph" style:parent-style-name="Standard">
      <style:paragraph-properties fo:line-height="100%"/>
      <style:text-properties fo:color="#000000" style:font-name="Exo 2" fo:font-size="9pt" fo:language="en" fo:country="US" officeooo:rsid="00a3a776" officeooo:paragraph-rsid="01b33c7c" style:font-size-asian="9pt" style:font-size-complex="9pt"/>
    </style:style>
    <style:style style:name="P79" style:family="paragraph" style:parent-style-name="Standard">
      <style:paragraph-properties fo:line-height="100%"/>
      <style:text-properties fo:color="#000000" style:font-name="Exo 2" fo:font-size="9pt" fo:language="en" fo:country="US" officeooo:rsid="01ba0fce" officeooo:paragraph-rsid="01ba0fce" style:font-size-asian="9pt" style:font-size-complex="9pt"/>
    </style:style>
    <style:style style:name="P80" style:family="paragraph" style:parent-style-name="Standard">
      <style:paragraph-properties fo:line-height="100%"/>
      <style:text-properties fo:color="#000000" style:font-name="Exo 2" fo:font-size="7pt" fo:language="en" fo:country="US" officeooo:rsid="00003802" officeooo:paragraph-rsid="0021fd80" style:font-size-asian="7pt" style:font-size-complex="7pt"/>
    </style:style>
    <style:style style:name="P81" style:family="paragraph" style:parent-style-name="Standard">
      <style:paragraph-properties fo:line-height="100%"/>
      <style:text-properties fo:color="#000000" style:font-name="Exo 2" fo:font-size="7pt" fo:language="en" fo:country="US" fo:font-weight="bold" officeooo:rsid="0189c3a9" officeooo:paragraph-rsid="01b7cf66" style:font-size-asian="7pt" style:font-weight-asian="bold" style:font-size-complex="7pt" style:font-weight-complex="bold"/>
    </style:style>
    <style:style style:name="P82" style:family="paragraph" style:parent-style-name="Standard">
      <style:paragraph-properties fo:line-height="100%"/>
      <style:text-properties fo:color="#000000" style:font-name="Exo 2" fo:font-size="8pt" fo:language="en" fo:country="US" officeooo:rsid="00a6d22d" officeooo:paragraph-rsid="00be4f5a" style:font-size-asian="8pt" style:font-size-complex="8pt"/>
    </style:style>
    <style:style style:name="P83" style:family="paragraph" style:parent-style-name="Standard">
      <style:paragraph-properties fo:line-height="100%"/>
      <style:text-properties style:font-name="Exo 2" fo:font-size="7pt" fo:font-weight="normal" officeooo:rsid="00003802" officeooo:paragraph-rsid="01b44e06" style:font-size-asian="7pt" style:font-weight-asian="normal" style:font-size-complex="7pt" style:font-weight-complex="normal"/>
    </style:style>
    <style:style style:name="P84" style:family="paragraph" style:parent-style-name="Table_20_Contents">
      <style:text-properties fo:color="#000000" style:font-name="Exo 2" fo:font-size="7pt" fo:language="en" fo:country="US" fo:font-weight="bold" officeooo:rsid="0112f343" officeooo:paragraph-rsid="0112f343" style:font-size-asian="6.09999990463257pt" style:font-weight-asian="bold" style:font-size-complex="7pt" style:font-weight-complex="bold"/>
    </style:style>
    <style:style style:name="P85" style:family="paragraph">
      <loext:graphic-properties draw:fill-color="#b2b2b2" draw:opacity="50%"/>
      <style:paragraph-properties fo:text-align="center"/>
    </style:style>
    <style:style style:name="P86" style:family="paragraph">
      <loext:graphic-properties draw:fill-color="#00204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3a776" style:font-weight-asian="normal" style:font-weight-complex="normal"/>
    </style:style>
    <style:style style:name="T3" style:family="text">
      <style:text-properties fo:font-weight="normal" officeooo:rsid="00abcf33" style:font-weight-asian="normal" style:font-weight-complex="normal"/>
    </style:style>
    <style:style style:name="T4" style:family="text">
      <style:text-properties fo:font-weight="normal" officeooo:rsid="00bf6760" style:font-weight-asian="normal" style:font-weight-complex="normal"/>
    </style:style>
    <style:style style:name="T5" style:family="text">
      <style:text-properties officeooo:rsid="001f0b4f"/>
    </style:style>
    <style:style style:name="T6" style:family="text">
      <style:text-properties officeooo:rsid="00564cbf"/>
    </style:style>
    <style:style style:name="T7" style:family="text">
      <style:text-properties officeooo:rsid="00a3a776"/>
    </style:style>
    <style:style style:name="T8" style:family="text">
      <style:text-properties officeooo:rsid="00abcf33"/>
    </style:style>
    <style:style style:name="T9" style:family="text">
      <style:text-properties officeooo:rsid="00b239cf"/>
    </style:style>
    <style:style style:name="T10" style:family="text">
      <style:text-properties officeooo:rsid="00b2d95d"/>
    </style:style>
    <style:style style:name="T11" style:family="text">
      <style:text-properties officeooo:rsid="00ca6ce1"/>
    </style:style>
    <style:style style:name="T12" style:family="text">
      <style:text-properties officeooo:rsid="00e115a4"/>
    </style:style>
    <style:style style:name="T13" style:family="text">
      <style:text-properties officeooo:rsid="00e5e459"/>
    </style:style>
    <style:style style:name="T14" style:family="text">
      <style:text-properties officeooo:rsid="00e740c5"/>
    </style:style>
    <style:style style:name="T15" style:family="text">
      <style:text-properties officeooo:rsid="01050dda"/>
    </style:style>
    <style:style style:name="T16" style:family="text">
      <style:text-properties officeooo:rsid="010cdb93"/>
    </style:style>
    <style:style style:name="T17" style:family="text">
      <style:text-properties officeooo:rsid="0130cc48"/>
    </style:style>
    <style:style style:name="T18" style:family="text">
      <style:text-properties officeooo:rsid="0135ed89"/>
    </style:style>
    <style:style style:name="T19" style:family="text">
      <style:text-properties officeooo:rsid="01379d96"/>
    </style:style>
    <style:style style:name="T20" style:family="text">
      <style:text-properties officeooo:rsid="01422a12"/>
    </style:style>
    <style:style style:name="T21" style:family="text">
      <style:text-properties fo:color="#000000" style:font-name="Exo 2"/>
    </style:style>
    <style:style style:name="T22" style:family="text">
      <style:text-properties fo:color="#000000" style:font-name="Exo 2" fo:font-size="7pt" fo:language="en" fo:country="US" style:font-size-asian="7pt" style:font-size-complex="7pt"/>
    </style:style>
    <style:style style:name="T23" style:family="text">
      <style:text-properties fo:color="#000000" style:font-name="Exo 2" fo:font-size="7pt" fo:language="en" fo:country="US" officeooo:rsid="00f511cf" style:font-size-asian="7pt" style:font-size-complex="7pt"/>
    </style:style>
    <style:style style:name="T24" style:family="text">
      <style:text-properties fo:color="#000000" style:font-name="Exo 2" fo:language="en" fo:country="US"/>
    </style:style>
    <style:style style:name="T25" style:family="text">
      <style:text-properties fo:color="#000000" style:font-name="Exo 2" fo:font-weight="normal" style:font-weight-asian="normal" style:font-weight-complex="normal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9pt" fo:language="en" fo:country="US" style:font-size-asian="9pt" style:font-size-complex="9pt"/>
    </style:style>
    <style:style style:name="T28" style:family="text">
      <style:text-properties fo:color="#000000" fo:font-size="9pt" fo:language="en" fo:country="US" officeooo:rsid="01b44e06" style:font-size-asian="9pt" style:font-size-complex="9pt"/>
    </style:style>
    <style:style style:name="T29" style:family="text">
      <style:text-properties fo:color="#000000" fo:font-size="9pt" fo:language="en" fo:country="US" officeooo:rsid="00334d2d" style:font-size-asian="9pt" style:font-size-complex="9pt"/>
    </style:style>
    <style:style style:name="T30" style:family="text">
      <style:text-properties style:font-name="Exo 2"/>
    </style:style>
    <style:style style:name="T31" style:family="text">
      <style:text-properties style:font-name="Exo 2" fo:font-size="7pt" style:font-size-asian="7pt" style:font-size-complex="7pt"/>
    </style:style>
    <style:style style:name="T32" style:family="text">
      <style:text-properties officeooo:rsid="0178dce5"/>
    </style:style>
    <style:style style:name="T33" style:family="text">
      <style:text-properties officeooo:rsid="017b1ba4"/>
    </style:style>
    <style:style style:name="T34" style:family="text">
      <style:text-properties officeooo:rsid="0180c2d7"/>
    </style:style>
    <style:style style:name="T35" style:family="text">
      <style:text-properties officeooo:rsid="01866e8c"/>
    </style:style>
    <style:style style:name="T36" style:family="text">
      <style:text-properties officeooo:rsid="018a92b3"/>
    </style:style>
    <style:style style:name="T37" style:family="text">
      <style:text-properties officeooo:rsid="0191c7da"/>
    </style:style>
    <style:style style:name="T38" style:family="text">
      <style:text-properties officeooo:rsid="019bc797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officeooo:rsid="019fd346" style:font-size-asian="9pt" style:font-size-complex="9pt"/>
    </style:style>
    <style:style style:name="T41" style:family="text">
      <style:text-properties fo:font-size="9pt" officeooo:rsid="01a3368d" style:font-size-asian="9pt" style:font-size-complex="9pt"/>
    </style:style>
    <style:style style:name="T42" style:family="text">
      <style:text-properties fo:font-size="9pt" officeooo:rsid="01a49cd3" style:font-size-asian="9pt" style:font-size-complex="9pt"/>
    </style:style>
    <style:style style:name="T43" style:family="text">
      <style:text-properties fo:font-size="9pt" officeooo:rsid="01a882ed" style:font-size-asian="9pt" style:font-size-complex="9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use-window-font-color="true" fo:language="ru" fo:country="RU" officeooo:rsid="00061443"/>
    </style:style>
    <style:style style:name="T46" style:family="text">
      <style:text-properties style:use-window-font-color="true" fo:language="ru" fo:country="RU" officeooo:rsid="0129c81c"/>
    </style:style>
    <style:style style:name="T47" style:family="text">
      <style:text-properties officeooo:rsid="018d7621"/>
    </style:style>
    <style:style style:name="T48" style:family="text">
      <style:text-properties officeooo:rsid="01b7cf66"/>
    </style:style>
    <style:style style:name="T49" style:family="text">
      <style:text-properties officeooo:rsid="01bb1143"/>
    </style:style>
    <style:style style:name="gr1" style:family="graphic">
      <style:graphic-properties svg:stroke-color="#b2b2b2" draw:fill-color="#b2b2b2" draw:opacity="50%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color="#002040" draw:fill-color="#00204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Serge S. Vinogrado<text:span text:style-name="T5">v</text:span></text:p>
      <text:p text:style-name="P72"><text:s text:c="2"/><text:span text:style-name="T9">Full-Stack </text:span>Ruby <text:span text:style-name="T9">on </text:span>Rails Developer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2" office:value-type="string">
            <text:p text:style-name="P73"/>
            <text:p text:style-name="P73"/>
            <text:p text:style-name="P74">2016 - </text:p>
            <text:p text:style-name="P74">present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4">2013 - </text:p>
            <text:p text:style-name="P74">2016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4">2011 - </text:p>
            <text:p text:style-name="P74">2013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4">2009 - </text:p>
            <text:p text:style-name="P74">2011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4">2005 - </text:p>
            <text:p text:style-name="P74">2009</text:p>
          </table:table-cell>
          <table:table-cell table:style-name="Таблица1.A1" table:number-rows-spanned="22" office:value-type="string">
            <text:p text:style-name="P75"><draw:line text:anchor-type="paragraph" draw:z-index="0" draw:name="Фигура2" draw:style-name="gr1" draw:text-style-name="P85" svg:x1="0.0835in" svg:y1="9.9602in" svg:x2="0.0835in" svg:y2="0.3539in"><text:p/></draw:line><draw:custom-shape text:anchor-type="paragraph" draw:z-index="1" draw:name="Фигура1" draw:style-name="gr2" draw:text-style-name="P86" svg:width="0.0787in" svg:height="0.0787in" svg:x="0.0437in" svg:y="0.3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1" draw:style-name="gr2" draw:text-style-name="P86" svg:width="0.0787in" svg:height="0.0787in" svg:x="0.0437in" svg:y="2.2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1" draw:style-name="gr2" draw:text-style-name="P86" svg:width="0.0787in" svg:height="0.0787in" svg:x="0.0437in" svg:y="4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1" draw:style-name="gr2" draw:text-style-name="P86" svg:width="0.0787in" svg:height="0.0787in" svg:x="0.0437in" svg:y="7.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1" draw:style-name="gr2" draw:text-style-name="P86" svg:width="0.0787in" svg:height="0.0787in" svg:x="0.0437in" svg:y="9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Таблица1.A1" table:number-rows-spanned="22" office:value-type="string">
            <text:p text:style-name="P6">Experience</text:p>
            <text:p text:style-name="P9">Founder, <text:span text:style-name="T15">Full-stack developer</text:span></text:p>
            <text:p text:style-name="P83"><text:span text:style-name="T26">Diary of Repetitions </text:span><text:span text:style-name="T28">(consulting)</text:span></text:p>
            <text:p text:style-name="P83"><text:span text:style-name="T29">( </text:span><text:a xlink:type="simple" xlink:href="http://diaryofrepetitions.com/" text:style-name="Internet_20_link" text:visited-style-name="Visited_20_Internet_20_Link"><text:span text:style-name="T39">http://diaryofrepetitions.com</text:span></text:a><text:span text:style-name="T27"> </text:span><text:span text:style-name="T29">)</text:span></text:p>
            <text:p text:style-name="P13">Obligations</text:p>
            <text:p text:style-name="P17">- Content.</text:p>
            <text:p text:style-name="P18">- Back-end.</text:p>
            <text:p text:style-name="P18">- Design.</text:p>
            <text:p text:style-name="P15">- Front-end.</text:p>
            <text:p text:style-name="P18">- Licensing (+ DMCA protection).</text:p>
            <text:p text:style-name="P18">- 3D animation.</text:p>
            <text:p text:style-name="P13">Achievements</text:p>
            <text:p text:style-name="P77">- <text:span text:style-name="T10">Solved the problem of unprofessionalism of coworkers.</text:span></text:p>
            <text:p text:style-name="P79">- Turned a couple people into high level specialists in less than a month, regardless of the<text:span text:style-name="T49">ir </text:span>field of expertiese.</text:p>
            <text:p text:style-name="P30"/>
            <text:p text:style-name="P10"><text:span text:style-name="T2">Full-</text:span><text:span text:style-name="T4">S</text:span><text:span text:style-name="T2">tack </text:span><text:span text:style-name="T1">Ruby </text:span><text:span text:style-name="T3">on </text:span><text:span text:style-name="T1">Rails developer </text:span><text:span text:style-name="T3">(</text:span><text:span text:style-name="T1">middle</text:span><text:span text:style-name="T3">)</text:span></text:p>
            <text:p text:style-name="P32">Remote Outsource <text:span text:style-name="T43">(developing social networks)</text:span></text:p>
            <text:p text:style-name="P13">Obligations</text:p>
            <text:p text:style-name="P15">- <text:span text:style-name="T7">Back-end (95%).</text:span></text:p>
            <text:p text:style-name="P15">- <text:span text:style-name="T7">Front-end (5%).</text:span></text:p>
            <text:p text:style-name="P16">- <text:span text:style-name="T7">Refactoring.</text:span></text:p>
            <text:p text:style-name="P15">- <text:span text:style-name="T7">Security.</text:span></text:p>
            <text:p text:style-name="P19">- Optimizing the code for high load.</text:p>
            <text:p text:style-name="P14">Achievements</text:p>
            <text:p text:style-name="P20">- <text:span text:style-name="T8">Meta-programming (saves up to 30% of project’s budget).</text:span></text:p>
            <text:p text:style-name="P21">- <text:span text:style-name="T10">Accurate release p</text:span>redictions.</text:p>
            <text:p text:style-name="P82"/>
            <text:p text:style-name="P9">Founder, <text:span text:style-name="T15">Full-stack developer</text:span></text:p>
            <text:p text:style-name="P34">New Media Strategy <text:span text:style-name="T40">(ad management system)</text:span></text:p>
            <text:p text:style-name="P13">Obligations</text:p>
            <text:p text:style-name="P23">- Back-end.</text:p>
            <text:p text:style-name="P26">- Software architecture.</text:p>
            <text:p text:style-name="P22">- Documentation.</text:p>
            <text:p text:style-name="P22">- Organizing simultaneous development of the parts of the system.</text:p>
            <text:p text:style-name="P24">- Prioritizing the features.</text:p>
            <text:p text:style-name="P24">- Business strategy.</text:p>
            <text:p text:style-name="P24">- Predicting risks.</text:p>
            <text:p text:style-name="P78">- Recruiting freelancers<text:span text:style-name="T45"> </text:span><text:span text:style-name="T46">(Java, C)</text:span>.</text:p>
            <text:p text:style-name="P22">- Front-end optimizations.</text:p>
            <text:p text:style-name="P22">- Hardware logistics.</text:p>
            <text:p text:style-name="P22">- Solving some legal questions.</text:p>
            <text:p text:style-name="P76"><text:span text:style-name="T44">Achievements</text:span></text:p>
            <text:p text:style-name="P27">- <text:span text:style-name="T38">Understood the importance of 100% test coverage.</text:span></text:p>
            <text:p text:style-name="P25">- <text:span text:style-name="T17">Understood that money isn’t as important as doing the right thing.</text:span></text:p>
            <text:p text:style-name="P80"/>
            <text:p text:style-name="P7">Quality Assurance, Business Analyst</text:p>
            <text:p text:style-name="P33">SwapHigh <text:span text:style-name="T41">(cell-phone resell</text:span><text:span text:style-name="T42">ing</text:span><text:span text:style-name="T41"> system)</text:span></text:p>
            <text:p text:style-name="P13">Obligations</text:p>
            <text:p text:style-name="P22">- Finding developers.</text:p>
            <text:p text:style-name="P22">- Turning a business plan into technical tasks.</text:p>
            <text:p text:style-name="P22">- Translations (EN &lt;-&gt; UK, spoken, written).</text:p>
            <text:p text:style-name="P22">- QA.</text:p>
            <text:p text:style-name="P22">- Fixing bugs.</text:p>
            <text:p text:style-name="P22">- Strategy (setting up a sales network, logistics).</text:p>
            <text:p text:style-name="P22">- <text:span text:style-name="T20">Phone</text:span> fixing (everything from replacing spare parts to motherboard soldering).</text:p>
            <text:p text:style-name="P14">Achievements</text:p>
            <text:p text:style-name="P28">- <text:span text:style-name="T35">Polished my skills of bringing a company to number one on the market.</text:span></text:p>
            <text:p text:style-name="P29"/>
            <text:p text:style-name="P6">Education</text:p>
            <text:p text:style-name="P31">Lviv Polytechnic National University, Applied Linguistics</text:p>
          </table:table-cell>
          <table:table-cell table:style-name="Таблица1.A1" table:number-columns-spanned="2" office:value-type="string">
            <text:p text:style-name="P8">Summary</text:p>
            <text:p text:style-name="P2"><text:span text:style-name="T23">You can download PDF instructions from my </text:span><text:span text:style-name="T22">website: </text:span><text:a xlink:type="simple" xlink:href="http://diaryofrepetitions.com/" text:style-name="Internet_20_link" text:visited-style-name="Visited_20_Internet_20_Link"><text:span text:style-name="T30">http://diaryofrepetitions.com</text:span></text:a><text:span text:style-name="T22">.<text:line-break/></text:span></text:p>
            <text:p text:style-name="P37">Print them out and give to your employees.</text:p>
            <text:p text:style-name="P37">This will bring your company to being number one on the market in a matter of weeks, <text:span text:style-name="T34">as it develops meta-programming skills.</text:span></text:p>
            <text:p text:style-name="P37"/>
            <text:p text:style-name="P38">The list of technologies I worked with can be found on my StackOverflow page.</text:p>
            <text:p text:style-name="P38"/>
            <text:p text:style-name="P38">This CV is available in other languages on my LinkedIn page.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1">Personal Info</text:p>
            <text:p text:style-name="P41">E-mail</text:p>
            <text:p text:style-name="P3"><text:a xlink:type="simple" xlink:href="mailto:zoopyserg@gmail.com" text:style-name="Internet_20_link" text:visited-style-name="Visited_20_Internet_20_Link"><text:span text:style-name="T30">zoopyserg@gmail.com</text:span></text:a><text:span text:style-name="T21"> </text:span></text:p>
            <text:p text:style-name="P36"/>
            <text:p text:style-name="P41">Website</text:p>
            <text:p text:style-name="P1"><text:a xlink:type="simple" xlink:href="http://diaryofrepetitions.com/" text:style-name="Internet_20_link" text:visited-style-name="Visited_20_Internet_20_Link"><text:span text:style-name="T30">http://diaryofrepetitions.com/</text:span></text:a><text:span text:style-name="T24"> </text:span></text:p>
            <text:p text:style-name="P36"/>
            <text:p text:style-name="P42">StackOverflow</text:p>
            <text:p text:style-name="P5"><text:a xlink:type="simple" xlink:href="https://stackoverflow.com/cv/serge-vinogradov" text:style-name="Internet_20_link" text:visited-style-name="Visited_20_Internet_20_Link"><text:span text:style-name="T31">https://stackoverflow.com/cv/serge-vinogradov</text:span></text:a><text:span text:style-name="T22"> </text:span></text:p>
            <text:p text:style-name="P43"/>
            <text:p text:style-name="P44">LinkedIn</text:p>
            <text:p text:style-name="P4"><text:a xlink:type="simple" xlink:href="https://www.linkedin.com/in/serge-vinogradov/" text:style-name="Internet_20_link" text:visited-style-name="Visited_20_Internet_20_Link"><text:span text:style-name="T30">https://www.linkedin.com/in/serge-vinogradov/</text:span></text:a><text:span text:style-name="T25"> 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2">Skills</text:p>
          </table:table-cell>
          <table:covered-table-cell/>
        </table:table-row>
        <table:table-row table:style-name="Таблица1.4">
          <table:covered-table-cell/>
          <table:covered-table-cell/>
          <table:covered-table-cell/>
          <table:table-cell table:style-name="Таблица1.A1" office:value-type="string">
            <text:p text:style-name="P45"><text:span text:style-name="T18">Ruby on </text:span>Rails</text:p>
          </table:table-cell>
          <table:table-cell table:style-name="Таблица1.A1" office:value-type="string">
            <text:p text:style-name="P47">5/5</text:p>
          </table:table-cell>
        </table:table-row>
        <table:table-row table:style-name="Таблица1.5">
          <table:covered-table-cell/>
          <table:covered-table-cell/>
          <table:covered-table-cell/>
          <table:table-cell table:style-name="Таблица1.A1" office:value-type="string">
            <text:p text:style-name="P81"><text:span text:style-name="T47">Vue.js</text:span></text:p>
          </table:table-cell>
          <table:table-cell table:style-name="Таблица1.A1" office:value-type="string">
            <text:p text:style-name="P63"><text:span text:style-name="T48">5</text:span>/5</text:p>
          </table:table-cell>
        </table:table-row>
        <table:table-row table:style-name="Таблица1.5">
          <table:covered-table-cell/>
          <table:covered-table-cell/>
          <table:covered-table-cell/>
          <table:table-cell table:style-name="Таблица1.A1" office:value-type="string">
            <text:p text:style-name="P64">Vim</text:p>
          </table:table-cell>
          <table:table-cell table:style-name="Таблица1.A1" office:value-type="string">
            <text:p text:style-name="P65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8">Web <text:span text:style-name="T6">Architecture</text:span></text:p>
          </table:table-cell>
          <table:table-cell table:style-name="Таблица1.A1" office:value-type="string">
            <text:p text:style-name="P47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9">Automation</text:p>
          </table:table-cell>
          <table:table-cell table:style-name="Таблица1.A1" office:value-type="string">
            <text:p text:style-name="P47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9">Project Management</text:p>
          </table:table-cell>
          <table:table-cell table:style-name="Таблица1.A1" office:value-type="string">
            <text:p text:style-name="P47">5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9">Corporate Strategy</text:p>
          </table:table-cell>
          <table:table-cell table:style-name="Таблица1.A1" office:value-type="string">
            <text:p text:style-name="P47">5/5</text:p>
          </table:table-cell>
        </table:table-row>
        <table:table-row table:style-name="Таблица1.11">
          <table:covered-table-cell/>
          <table:covered-table-cell/>
          <table:covered-table-cell/>
          <table:table-cell table:style-name="Таблица1.A1" office:value-type="string">
            <text:p text:style-name="P51">Ruby Style Guides</text:p>
          </table:table-cell>
          <table:table-cell table:style-name="Таблица1.A1" office:value-type="string">
            <text:p text:style-name="P47">5/5</text:p>
          </table:table-cell>
        </table:table-row>
        <table:table-row table:style-name="Таблица1.12">
          <table:covered-table-cell/>
          <table:covered-table-cell/>
          <table:covered-table-cell/>
          <table:table-cell table:style-name="Таблица1.A1" office:value-type="string">
            <text:p text:style-name="P53">OOP</text:p>
          </table:table-cell>
          <table:table-cell table:style-name="Таблица1.A1" office:value-type="string">
            <text:p text:style-name="P47"><text:span text:style-name="T16">5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0">Design</text:p>
          </table:table-cell>
          <table:table-cell table:style-name="Таблица1.A1" office:value-type="string">
            <text:p text:style-name="P52"><text:span text:style-name="T32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46">Blender</text:p>
          </table:table-cell>
          <table:table-cell table:style-name="Таблица1.A1" office:value-type="string">
            <text:p text:style-name="P54"><text:span text:style-name="T16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5">Linux</text:p>
          </table:table-cell>
          <table:table-cell table:style-name="Таблица1.A1" office:value-type="string">
            <text:p text:style-name="P57"><text:span text:style-name="T19">4</text:span>/5</text:p>
          </table:table-cell>
        </table:table-row>
        <table:table-row table:style-name="Таблица1.16">
          <table:covered-table-cell/>
          <table:covered-table-cell/>
          <table:covered-table-cell/>
          <table:table-cell table:style-name="Таблица1.A1" office:value-type="string">
            <text:p text:style-name="P58">Deployment</text:p>
          </table:table-cell>
          <table:table-cell table:style-name="Таблица1.A1" office:value-type="string">
            <text:p text:style-name="P56"><text:span text:style-name="T33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59">Java<text:span text:style-name="T14">S</text:span>cript</text:p>
          </table:table-cell>
          <table:table-cell table:style-name="Таблица1.A1" office:value-type="string">
            <text:p text:style-name="P60"><text:span text:style-name="T36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81">Plain Ruby</text:p>
          </table:table-cell>
          <table:table-cell table:style-name="Таблица1.A1" office:value-type="string">
            <text:p text:style-name="P66"><text:span text:style-name="T48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1">Bash</text:p>
          </table:table-cell>
          <table:table-cell table:style-name="Таблица1.A1" office:value-type="string">
            <text:p text:style-name="P62"><text:span text:style-name="T37">4</text:span>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7">Postgres SQL</text:p>
          </table:table-cell>
          <table:table-cell table:style-name="Таблица1.A1" office:value-type="string">
            <text:p text:style-name="P68">3/5</text:p>
          </table:table-cell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69">Redis</text:p>
          </table:table-cell>
          <table:table-cell table:style-name="Таблица1.A1" office:value-type="string">
            <text:p text:style-name="P70">3/5</text:p>
          </table:table-cell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9">* 5 <text:span text:style-name="T11">=</text:span> <text:span text:style-name="T12">C</text:span>an do <text:span text:style-name="T12">it </text:span>with my eyes closed.</text:p>
            <text:p text:style-name="P39">* 4 <text:span text:style-name="T11">=</text:span> It takes a bit <text:span text:style-name="T11">of </text:span>time but I’ll figure it out.</text:p>
            <text:p text:style-name="P40">* 3 <text:span text:style-name="T11">=</text:span> <text:span text:style-name="T13">Will probably use </text:span>Google.</text:p>
          </table:table-cell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3:01:10.925668018</meta:creation-date>
    <dc:date>2018-02-12T12:27:46.446527604</dc:date>
    <meta:editing-duration>PT22H28M40S</meta:editing-duration>
    <meta:editing-cycles>270</meta:editing-cycles>
    <meta:generator>LibreOffice/5.1.6.2$Linux_X86_64 LibreOffice_project/10m0$Build-2</meta:generator>
    <meta:document-statistic meta:table-count="1" meta:image-count="0" meta:object-count="0" meta:page-count="1" meta:paragraph-count="123" meta:word-count="422" meta:character-count="2730" meta:non-whitespace-character-count="2419"/>
  </office:meta>
</office:document-meta>
</file>